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4e3bad" officeooo:paragraph-rsid="004e3bad" style:font-weight-asian="bold" style:font-weight-complex="bold"/>
    </style:style>
    <style:style style:name="P4" style:family="paragraph" style:parent-style-name="Standard">
      <style:text-properties fo:font-weight="bold" officeooo:rsid="00635bc7" officeooo:paragraph-rsid="00635bc7"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9" style:family="paragraph" style:parent-style-name="Standard">
      <style:text-properties officeooo:rsid="001f6872" officeooo:paragraph-rsid="001f6872"/>
    </style:style>
    <style:style style:name="P10" style:family="paragraph" style:parent-style-name="Standard">
      <style:text-properties officeooo:rsid="00208419" officeooo:paragraph-rsid="00223257"/>
    </style:style>
    <style:style style:name="P11" style:family="paragraph" style:parent-style-name="Standard">
      <style:text-properties officeooo:rsid="0024f561" officeooo:paragraph-rsid="0024f561"/>
    </style:style>
    <style:style style:name="P12" style:family="paragraph" style:parent-style-name="Standard">
      <style:text-properties officeooo:rsid="00253e8b" officeooo:paragraph-rsid="00253e8b"/>
    </style:style>
    <style:style style:name="P13" style:family="paragraph" style:parent-style-name="Standard">
      <style:text-properties officeooo:rsid="00279658" officeooo:paragraph-rsid="00279658"/>
    </style:style>
    <style:style style:name="P14" style:family="paragraph" style:parent-style-name="Standard">
      <style:text-properties fo:font-size="14pt" fo:font-weight="bold" officeooo:rsid="001f6872" officeooo:paragraph-rsid="001f6872" style:font-size-asian="14pt" style:font-weight-asian="bold" style:font-size-complex="14pt" style:font-weight-complex="bold"/>
    </style:style>
    <style:style style:name="P15"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16" style:family="paragraph" style:parent-style-name="Standard">
      <style:text-properties fo:font-size="14pt" fo:font-weight="bold" officeooo:rsid="002995aa" officeooo:paragraph-rsid="002995aa" style:font-size-asian="14pt" style:font-weight-asian="bold" style:font-size-complex="14pt" style:font-weight-complex="bold"/>
    </style:style>
    <style:style style:name="P17" style:family="paragraph" style:parent-style-name="Standard">
      <style:text-properties fo:font-size="14pt" fo:font-weight="bold" officeooo:rsid="002995aa" officeooo:paragraph-rsid="0045371b" style:font-size-asian="14pt" style:font-weight-asian="bold" style:font-size-complex="14pt" style:font-weight-complex="bold"/>
    </style:style>
    <style:style style:name="P18" style:family="paragraph" style:parent-style-name="Standard">
      <style:text-properties fo:font-size="14pt" fo:font-weight="bold" officeooo:rsid="003c4351" officeooo:paragraph-rsid="003c4351" style:font-size-asian="14pt" style:font-weight-asian="bold" style:font-size-complex="14pt" style:font-weight-complex="bold"/>
    </style:style>
    <style:style style:name="P19" style:family="paragraph" style:parent-style-name="Standard">
      <style:text-properties fo:font-size="14pt" fo:font-weight="bold" officeooo:rsid="0048ec9f" officeooo:paragraph-rsid="0048ec9f" style:font-size-asian="14pt" style:font-weight-asian="bold" style:font-size-complex="14pt" style:font-weight-complex="bold"/>
    </style:style>
    <style:style style:name="P20" style:family="paragraph" style:parent-style-name="Standard">
      <style:text-properties fo:font-size="14pt" fo:font-weight="bold" officeooo:rsid="00507e50" officeooo:paragraph-rsid="00507e50" style:font-size-asian="14pt" style:font-weight-asian="bold" style:font-size-complex="14pt" style:font-weight-complex="bold"/>
    </style:style>
    <style:style style:name="P21" style:family="paragraph" style:parent-style-name="Standard">
      <style:text-properties fo:font-size="14pt" fo:font-weight="bold" officeooo:rsid="0058e43e" officeooo:paragraph-rsid="0058e43e" style:font-size-asian="14pt" style:font-weight-asian="bold" style:font-size-complex="14pt" style:font-weight-complex="bold"/>
    </style:style>
    <style:style style:name="P22"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23"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24" style:family="paragraph" style:parent-style-name="Standard">
      <style:text-properties officeooo:rsid="002995aa" officeooo:paragraph-rsid="002995aa"/>
    </style:style>
    <style:style style:name="P25" style:family="paragraph" style:parent-style-name="Standard">
      <style:text-properties officeooo:rsid="002a7341" officeooo:paragraph-rsid="002a7341"/>
    </style:style>
    <style:style style:name="P26" style:family="paragraph" style:parent-style-name="Standard">
      <style:text-properties officeooo:rsid="002b9dcd" officeooo:paragraph-rsid="002b9dcd"/>
    </style:style>
    <style:style style:name="P27" style:family="paragraph" style:parent-style-name="Standard">
      <style:text-properties officeooo:rsid="00331b5d" officeooo:paragraph-rsid="00331b5d"/>
    </style:style>
    <style:style style:name="P28" style:family="paragraph" style:parent-style-name="Standard">
      <style:text-properties officeooo:rsid="00344b31" officeooo:paragraph-rsid="00344b31"/>
    </style:style>
    <style:style style:name="P29" style:family="paragraph" style:parent-style-name="Standard">
      <style:text-properties officeooo:rsid="003685cd" officeooo:paragraph-rsid="003685cd"/>
    </style:style>
    <style:style style:name="P30" style:family="paragraph" style:parent-style-name="Standard">
      <style:text-properties officeooo:rsid="003a0c67" officeooo:paragraph-rsid="003a0c67"/>
    </style:style>
    <style:style style:name="P31" style:family="paragraph" style:parent-style-name="Standard">
      <style:text-properties officeooo:rsid="003c4351" officeooo:paragraph-rsid="003c4351"/>
    </style:style>
    <style:style style:name="P32" style:family="paragraph" style:parent-style-name="Standard">
      <style:text-properties officeooo:rsid="0038aa10" officeooo:paragraph-rsid="0038aa10"/>
    </style:style>
    <style:style style:name="P33" style:family="paragraph" style:parent-style-name="Standard">
      <style:text-properties officeooo:rsid="0042ee25" officeooo:paragraph-rsid="0042ee25"/>
    </style:style>
    <style:style style:name="P34" style:family="paragraph" style:parent-style-name="Standard">
      <style:text-properties officeooo:rsid="004075c8" officeooo:paragraph-rsid="004075c8"/>
    </style:style>
    <style:style style:name="P35" style:family="paragraph" style:parent-style-name="Standard">
      <style:text-properties officeooo:rsid="0043fa0a" officeooo:paragraph-rsid="0043fa0a"/>
    </style:style>
    <style:style style:name="P36" style:family="paragraph" style:parent-style-name="Standard">
      <style:text-properties officeooo:rsid="0048ec9f" officeooo:paragraph-rsid="0048ec9f"/>
    </style:style>
    <style:style style:name="P37"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38" style:family="paragraph" style:parent-style-name="Standard">
      <style:text-properties officeooo:rsid="004adb25" officeooo:paragraph-rsid="004adb25"/>
    </style:style>
    <style:style style:name="P39" style:family="paragraph" style:parent-style-name="Standard">
      <style:text-properties officeooo:rsid="004e3bad" officeooo:paragraph-rsid="004e3bad"/>
    </style:style>
    <style:style style:name="P40" style:family="paragraph" style:parent-style-name="Standard">
      <style:text-properties officeooo:rsid="004f9f9e" officeooo:paragraph-rsid="004f9f9e"/>
    </style:style>
    <style:style style:name="P41" style:family="paragraph" style:parent-style-name="Standard">
      <style:text-properties officeooo:rsid="00507e50" officeooo:paragraph-rsid="00507e50"/>
    </style:style>
    <style:style style:name="P42" style:family="paragraph" style:parent-style-name="Standard">
      <style:text-properties officeooo:rsid="00538365" officeooo:paragraph-rsid="00538365"/>
    </style:style>
    <style:style style:name="P43" style:family="paragraph" style:parent-style-name="Standard">
      <style:text-properties officeooo:rsid="00538365" officeooo:paragraph-rsid="0055c004"/>
    </style:style>
    <style:style style:name="P44" style:family="paragraph" style:parent-style-name="Standard">
      <style:text-properties officeooo:rsid="0054221a" officeooo:paragraph-rsid="0054221a"/>
    </style:style>
    <style:style style:name="P45" style:family="paragraph" style:parent-style-name="Standard">
      <style:text-properties officeooo:rsid="0055075b" officeooo:paragraph-rsid="0055075b"/>
    </style:style>
    <style:style style:name="P46" style:family="paragraph" style:parent-style-name="Standard">
      <style:text-properties officeooo:rsid="0058e43e" officeooo:paragraph-rsid="0058e43e"/>
    </style:style>
    <style:style style:name="P47" style:family="paragraph" style:parent-style-name="Standard">
      <style:text-properties officeooo:rsid="005a6050" officeooo:paragraph-rsid="005a6050"/>
    </style:style>
    <style:style style:name="P48" style:family="paragraph" style:parent-style-name="Standard">
      <style:text-properties officeooo:rsid="005a6050" officeooo:paragraph-rsid="00663f9c"/>
    </style:style>
    <style:style style:name="P49" style:family="paragraph" style:parent-style-name="Standard">
      <style:text-properties fo:font-size="16pt" fo:font-weight="bold" officeooo:rsid="005a6050" officeooo:paragraph-rsid="005a6050" style:font-size-asian="16pt" style:font-weight-asian="bold" style:font-size-complex="16pt" style:font-weight-complex="bold"/>
    </style:style>
    <style:style style:name="P50" style:family="paragraph" style:parent-style-name="Standard">
      <style:text-properties fo:font-size="16pt" fo:font-weight="bold" officeooo:rsid="00719819" officeooo:paragraph-rsid="00719819" style:font-size-asian="16pt" style:font-weight-asian="bold" style:font-size-complex="16pt" style:font-weight-complex="bold"/>
    </style:style>
    <style:style style:name="P51" style:family="paragraph" style:parent-style-name="Standard">
      <style:text-properties fo:font-size="16pt" fo:font-weight="bold" officeooo:rsid="00824e84" officeooo:paragraph-rsid="00824e84" style:font-size-asian="16pt" style:font-weight-asian="bold" style:font-size-complex="16pt" style:font-weight-complex="bold"/>
    </style:style>
    <style:style style:name="P52" style:family="paragraph" style:parent-style-name="Standard">
      <style:text-properties fo:font-size="16pt" fo:font-weight="bold" officeooo:rsid="00890fc3" officeooo:paragraph-rsid="00890fc3" style:font-size-asian="16pt" style:font-weight-asian="bold" style:font-size-complex="16pt" style:font-weight-complex="bold"/>
    </style:style>
    <style:style style:name="P53" style:family="paragraph" style:parent-style-name="Standard">
      <style:text-properties fo:font-size="16pt" fo:font-weight="bold" officeooo:rsid="008df706" officeooo:paragraph-rsid="008df706" style:font-size-asian="16pt" style:font-weight-asian="bold" style:font-size-complex="16pt" style:font-weight-complex="bold"/>
    </style:style>
    <style:style style:name="P54"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55" style:family="paragraph" style:parent-style-name="Standard">
      <style:text-properties officeooo:rsid="0060abb0" officeooo:paragraph-rsid="0060abb0"/>
    </style:style>
    <style:style style:name="P56" style:family="paragraph" style:parent-style-name="Standard">
      <style:text-properties style:text-underline-style="solid" style:text-underline-width="auto" style:text-underline-color="font-color" officeooo:rsid="0060abb0" officeooo:paragraph-rsid="0060abb0"/>
    </style:style>
    <style:style style:name="P57" style:family="paragraph" style:parent-style-name="Standard">
      <style:text-properties style:text-underline-style="solid" style:text-underline-width="auto" style:text-underline-color="font-color" officeooo:rsid="00628547" officeooo:paragraph-rsid="00628547"/>
    </style:style>
    <style:style style:name="P58" style:family="paragraph" style:parent-style-name="Standard">
      <style:text-properties officeooo:rsid="00628547" officeooo:paragraph-rsid="00628547"/>
    </style:style>
    <style:style style:name="P59" style:family="paragraph" style:parent-style-name="Standard">
      <style:text-properties officeooo:rsid="00635bc7" officeooo:paragraph-rsid="00635bc7"/>
    </style:style>
    <style:style style:name="P60" style:family="paragraph" style:parent-style-name="Standard">
      <style:text-properties officeooo:rsid="00635bc7" officeooo:paragraph-rsid="0068c246"/>
    </style:style>
    <style:style style:name="P61" style:family="paragraph" style:parent-style-name="Standard">
      <style:text-properties officeooo:rsid="00663f9c" officeooo:paragraph-rsid="00663f9c"/>
    </style:style>
    <style:style style:name="P62" style:family="paragraph" style:parent-style-name="Standard">
      <style:text-properties officeooo:paragraph-rsid="0068c246"/>
    </style:style>
    <style:style style:name="P63" style:family="paragraph" style:parent-style-name="Standard">
      <style:text-properties officeooo:rsid="0068c246" officeooo:paragraph-rsid="0068c246"/>
    </style:style>
    <style:style style:name="P64" style:family="paragraph" style:parent-style-name="Standard">
      <style:text-properties officeooo:rsid="006a2d08" officeooo:paragraph-rsid="006a2d08"/>
    </style:style>
    <style:style style:name="P65" style:family="paragraph" style:parent-style-name="Standard">
      <style:text-properties officeooo:rsid="006b02ae" officeooo:paragraph-rsid="006b02ae"/>
    </style:style>
    <style:style style:name="P66" style:family="paragraph" style:parent-style-name="Standard">
      <style:text-properties officeooo:rsid="006c7fa5" officeooo:paragraph-rsid="006c7fa5"/>
    </style:style>
    <style:style style:name="P67" style:family="paragraph" style:parent-style-name="Standard">
      <style:text-properties officeooo:rsid="006e3d7d" officeooo:paragraph-rsid="006e3d7d"/>
    </style:style>
    <style:style style:name="P68" style:family="paragraph" style:parent-style-name="Standard">
      <style:text-properties officeooo:rsid="006f4b3b" officeooo:paragraph-rsid="006f4b3b"/>
    </style:style>
    <style:style style:name="P69" style:family="paragraph" style:parent-style-name="Standard">
      <style:text-properties officeooo:rsid="00719819" officeooo:paragraph-rsid="00719819"/>
    </style:style>
    <style:style style:name="P70" style:family="paragraph" style:parent-style-name="Standard">
      <style:text-properties officeooo:rsid="007e7d5e" officeooo:paragraph-rsid="007e7d5e"/>
    </style:style>
    <style:style style:name="P71" style:family="paragraph" style:parent-style-name="Standard">
      <style:text-properties officeooo:rsid="007fa270" officeooo:paragraph-rsid="00719819"/>
    </style:style>
    <style:style style:name="P72" style:family="paragraph" style:parent-style-name="Standard">
      <style:text-properties officeooo:rsid="007fa270" officeooo:paragraph-rsid="007fa270"/>
    </style:style>
    <style:style style:name="P73" style:family="paragraph" style:parent-style-name="Standard">
      <style:text-properties officeooo:rsid="00824e84" officeooo:paragraph-rsid="00824e84"/>
    </style:style>
    <style:style style:name="P74" style:family="paragraph" style:parent-style-name="Standard">
      <style:text-properties officeooo:rsid="00842b2a" officeooo:paragraph-rsid="00842b2a"/>
    </style:style>
    <style:style style:name="P75" style:family="paragraph" style:parent-style-name="Standard">
      <style:text-properties officeooo:rsid="00871af6" officeooo:paragraph-rsid="00871af6"/>
    </style:style>
    <style:style style:name="P76" style:family="paragraph" style:parent-style-name="Standard">
      <style:text-properties officeooo:rsid="0088c019" officeooo:paragraph-rsid="0088c019"/>
    </style:style>
    <style:style style:name="P77" style:family="paragraph" style:parent-style-name="Standard">
      <style:text-properties officeooo:rsid="00890fc3" officeooo:paragraph-rsid="00890fc3"/>
    </style:style>
    <style:style style:name="P78" style:family="paragraph" style:parent-style-name="Standard">
      <style:text-properties officeooo:rsid="008a823f" officeooo:paragraph-rsid="008a823f"/>
    </style:style>
    <style:style style:name="P79" style:family="paragraph" style:parent-style-name="Standard">
      <style:text-properties officeooo:rsid="008df706" officeooo:paragraph-rsid="008df706"/>
    </style:style>
    <style:style style:name="P80" style:family="paragraph" style:parent-style-name="Standard">
      <style:text-properties officeooo:rsid="008f0488" officeooo:paragraph-rsid="008f0488"/>
    </style:style>
    <style:style style:name="P81" style:family="paragraph" style:parent-style-name="Standard">
      <style:text-properties officeooo:rsid="008fc826" officeooo:paragraph-rsid="008fc826"/>
    </style:style>
    <style:style style:name="P82" style:family="paragraph" style:parent-style-name="Standard">
      <style:text-properties officeooo:rsid="00904fe0" officeooo:paragraph-rsid="00904fe0"/>
    </style:style>
    <style:style style:name="P83" style:family="paragraph" style:parent-style-name="Standard">
      <style:text-properties officeooo:rsid="00932ce9" officeooo:paragraph-rsid="00932ce9"/>
    </style:style>
    <style:style style:name="P84" style:family="paragraph" style:parent-style-name="Standard">
      <style:text-properties officeooo:rsid="0094eb3a" officeooo:paragraph-rsid="0094eb3a"/>
    </style:style>
    <style:style style:name="P85" style:family="paragraph" style:parent-style-name="Standard">
      <style:text-properties officeooo:rsid="009951bf" officeooo:paragraph-rsid="009951bf"/>
    </style:style>
    <style:style style:name="P86" style:family="paragraph" style:parent-style-name="Standard">
      <style:text-properties officeooo:rsid="0055c004" officeooo:paragraph-rsid="0055c004"/>
    </style:style>
    <style:style style:name="P87" style:family="paragraph" style:parent-style-name="Standard">
      <style:text-properties officeooo:rsid="009d159f" officeooo:paragraph-rsid="009d159f"/>
    </style:style>
    <style:style style:name="P88" style:family="paragraph" style:parent-style-name="Standard">
      <style:text-properties officeooo:rsid="00a0e9ff" officeooo:paragraph-rsid="00a0e9ff"/>
    </style:style>
    <style:style style:name="P89" style:family="paragraph" style:parent-style-name="Standard">
      <style:text-properties officeooo:rsid="00a2aa33" officeooo:paragraph-rsid="00a2aa33"/>
    </style:style>
    <style:style style:name="P90" style:family="paragraph" style:parent-style-name="Standard">
      <style:text-properties officeooo:rsid="00a2aa33" officeooo:paragraph-rsid="00f37edd"/>
    </style:style>
    <style:style style:name="P91" style:family="paragraph" style:parent-style-name="Standard">
      <style:text-properties officeooo:rsid="00a2aa33" officeooo:paragraph-rsid="00279658"/>
    </style:style>
    <style:style style:name="P92" style:family="paragraph" style:parent-style-name="Standard">
      <style:text-properties officeooo:rsid="00a51e3c" officeooo:paragraph-rsid="00a51e3c"/>
    </style:style>
    <style:style style:name="P93" style:family="paragraph" style:parent-style-name="Standard">
      <style:text-properties officeooo:rsid="00aaffa7" officeooo:paragraph-rsid="00aaffa7"/>
    </style:style>
    <style:style style:name="P94" style:family="paragraph" style:parent-style-name="Standard">
      <style:text-properties officeooo:rsid="00ac346b" officeooo:paragraph-rsid="00ac346b"/>
    </style:style>
    <style:style style:name="P95" style:family="paragraph" style:parent-style-name="Standard">
      <style:text-properties officeooo:rsid="00ac8ad8" officeooo:paragraph-rsid="00ac8ad8"/>
    </style:style>
    <style:style style:name="P96" style:family="paragraph" style:parent-style-name="Standard">
      <style:text-properties officeooo:rsid="00af4d88" officeooo:paragraph-rsid="00af4d88"/>
    </style:style>
    <style:style style:name="P97" style:family="paragraph" style:parent-style-name="Standard">
      <style:text-properties officeooo:rsid="00b01a8b" officeooo:paragraph-rsid="00b01a8b"/>
    </style:style>
    <style:style style:name="P98" style:family="paragraph" style:parent-style-name="Standard">
      <style:text-properties fo:color="#000000" officeooo:rsid="0048ec9f" officeooo:paragraph-rsid="0048ec9f"/>
    </style:style>
    <style:style style:name="P99"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0"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1"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2"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3"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4"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05"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06"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07"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08"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9"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10"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11"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12"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13"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14" style:family="paragraph" style:parent-style-name="Standard">
      <style:text-properties fo:font-weight="normal" officeooo:rsid="00f7d62c" officeooo:paragraph-rsid="00f7d62c" style:font-weight-asian="normal" style:font-weight-complex="normal"/>
    </style:style>
    <style:style style:name="P115" style:family="paragraph" style:parent-style-name="Standard">
      <style:text-properties officeooo:rsid="00f37edd" officeooo:paragraph-rsid="00f37edd"/>
    </style:style>
    <style:style style:name="P11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117"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18"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19"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20"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21"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22"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23"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24"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25"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26"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27"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28"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29"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30" style:family="paragraph" style:parent-style-name="Standard" style:list-style-name="L12">
      <style:text-properties fo:font-size="12pt" fo:font-weight="normal" officeooo:rsid="004075c8" officeooo:paragraph-rsid="0048ec9f" style:font-size-asian="12pt" style:font-weight-asian="normal" style:font-size-complex="12pt" style:font-weight-complex="normal"/>
    </style:style>
    <style:style style:name="P131" style:family="paragraph" style:parent-style-name="Standard" style:list-style-name="L12">
      <style:text-properties fo:font-size="12pt" fo:font-weight="normal" officeooo:rsid="0048ec9f" officeooo:paragraph-rsid="0048ec9f" style:font-size-asian="12pt" style:font-weight-asian="normal" style:font-size-complex="12pt" style:font-weight-complex="normal"/>
    </style:style>
    <style:style style:name="P132" style:family="paragraph" style:parent-style-name="Standard" style:list-style-name="L5">
      <style:text-properties officeooo:rsid="00223257" officeooo:paragraph-rsid="00223257"/>
    </style:style>
    <style:style style:name="P133" style:family="paragraph" style:parent-style-name="Standard" style:list-style-name="L5">
      <style:text-properties officeooo:rsid="0022d66b" officeooo:paragraph-rsid="0022d66b"/>
    </style:style>
    <style:style style:name="P134" style:family="paragraph" style:parent-style-name="Standard" style:list-style-name="L5">
      <style:text-properties style:text-line-through-style="none" style:text-line-through-type="none" officeooo:rsid="0022d66b" officeooo:paragraph-rsid="0022d66b"/>
    </style:style>
    <style:style style:name="P135" style:family="paragraph" style:parent-style-name="Standard" style:list-style-name="L6">
      <style:text-properties officeooo:rsid="00e2d46c" officeooo:paragraph-rsid="00e2d46c"/>
    </style:style>
    <style:style style:name="P136" style:family="paragraph" style:parent-style-name="Standard" style:list-style-name="L7">
      <style:text-properties officeooo:paragraph-rsid="00edf7ab"/>
    </style:style>
    <style:style style:name="P137" style:family="paragraph" style:parent-style-name="Standard" style:list-style-name="L7">
      <style:text-properties officeooo:rsid="00e3f944" officeooo:paragraph-rsid="00ef43e0"/>
    </style:style>
    <style:style style:name="P138" style:family="paragraph" style:parent-style-name="Standard" style:list-style-name="L7">
      <style:text-properties officeooo:rsid="00e6103d" officeooo:paragraph-rsid="00ef43e0"/>
    </style:style>
    <style:style style:name="P139" style:family="paragraph" style:parent-style-name="Standard" style:list-style-name="L7">
      <style:text-properties fo:font-weight="bold" officeooo:rsid="00e4e68a" officeooo:paragraph-rsid="00ee4698" style:font-weight-asian="bold" style:font-weight-complex="bold"/>
    </style:style>
    <style:style style:name="P140" style:family="paragraph" style:parent-style-name="Standard">
      <style:text-properties fo:font-weight="bold" officeooo:rsid="00e2d46c" officeooo:paragraph-rsid="00e2d46c" style:font-weight-asian="bold" style:font-weight-complex="bold"/>
    </style:style>
    <style:style style:name="P141" style:family="paragraph" style:parent-style-name="Standard">
      <style:text-properties fo:font-weight="bold" officeooo:rsid="011267d1" officeooo:paragraph-rsid="011267d1" style:font-weight-asian="bold" style:font-weight-complex="bold"/>
    </style:style>
    <style:style style:name="P142" style:family="paragraph" style:parent-style-name="Standard" style:list-style-name="L7">
      <style:text-properties fo:font-weight="normal" officeooo:rsid="00ea8e5c" officeooo:paragraph-rsid="00ee4698" style:font-weight-asian="normal" style:font-weight-complex="normal"/>
    </style:style>
    <style:style style:name="P143" style:family="paragraph" style:parent-style-name="Standard">
      <style:text-properties fo:font-weight="normal" officeooo:rsid="00f37edd" officeooo:paragraph-rsid="00f37edd" style:font-weight-asian="normal" style:font-weight-complex="normal"/>
    </style:style>
    <style:style style:name="P144" style:family="paragraph" style:parent-style-name="Standard" style:list-style-name="L7">
      <style:text-properties officeooo:rsid="00edf7ab" officeooo:paragraph-rsid="00edf7ab"/>
    </style:style>
    <style:style style:name="P145" style:family="paragraph" style:parent-style-name="Standard" style:list-style-name="L7">
      <style:text-properties officeooo:rsid="00ee4698" officeooo:paragraph-rsid="00ee4698"/>
    </style:style>
    <style:style style:name="P146" style:family="paragraph" style:parent-style-name="Standard" style:list-style-name="L7">
      <style:text-properties officeooo:rsid="00ef5e89" officeooo:paragraph-rsid="00ef5e89"/>
    </style:style>
    <style:style style:name="P147" style:family="paragraph" style:parent-style-name="Standard" style:list-style-name="L8">
      <style:text-properties officeooo:rsid="00a2aa33" officeooo:paragraph-rsid="00f37edd"/>
    </style:style>
    <style:style style:name="P148" style:family="paragraph" style:parent-style-name="Standard">
      <style:text-properties officeooo:rsid="00a2aa33" officeooo:paragraph-rsid="00a2aa33"/>
    </style:style>
    <style:style style:name="P149" style:family="paragraph" style:parent-style-name="Standard" style:list-style-name="L9">
      <style:text-properties officeooo:rsid="002995aa" officeooo:paragraph-rsid="002995aa"/>
    </style:style>
    <style:style style:name="P150" style:family="paragraph" style:parent-style-name="Standard" style:list-style-name="L10">
      <style:text-properties officeooo:rsid="00344b31" officeooo:paragraph-rsid="00344b31"/>
    </style:style>
    <style:style style:name="P151" style:family="paragraph" style:parent-style-name="Standard" style:list-style-name="L11">
      <style:text-properties officeooo:rsid="003855ef" officeooo:paragraph-rsid="003855ef"/>
    </style:style>
    <style:style style:name="P152" style:family="paragraph" style:parent-style-name="Standard" style:list-style-name="L11">
      <style:text-properties officeooo:rsid="0038aa10" officeooo:paragraph-rsid="0038aa10"/>
    </style:style>
    <style:style style:name="P153" style:family="paragraph" style:parent-style-name="Standard" style:list-style-name="L12">
      <style:text-properties fo:font-size="14pt" fo:font-weight="bold" officeooo:rsid="0048ec9f" officeooo:paragraph-rsid="0048ec9f" style:font-size-asian="14pt" style:font-weight-asian="bold" style:font-size-complex="14pt" style:font-weight-complex="bold"/>
    </style:style>
    <style:style style:name="P154" style:family="paragraph" style:parent-style-name="Standard" style:list-style-name="L13">
      <style:text-properties officeooo:rsid="004e3bad" officeooo:paragraph-rsid="004e3bad"/>
    </style:style>
    <style:style style:name="P155" style:family="paragraph" style:parent-style-name="Standard" style:list-style-name="L14">
      <style:text-properties officeooo:rsid="004f9f9e" officeooo:paragraph-rsid="004f9f9e"/>
    </style:style>
    <style:style style:name="P156" style:family="paragraph" style:parent-style-name="Standard" style:list-style-name="L15">
      <style:text-properties officeooo:rsid="00507e50" officeooo:paragraph-rsid="00507e50"/>
    </style:style>
    <style:style style:name="P157" style:family="paragraph" style:parent-style-name="Standard" style:list-style-name="L16">
      <style:text-properties officeooo:rsid="00a71908" officeooo:paragraph-rsid="00a71908"/>
    </style:style>
    <style:style style:name="P158" style:family="paragraph" style:parent-style-name="Standard" style:list-style-name="L17">
      <style:text-properties officeooo:rsid="0060abb0" officeooo:paragraph-rsid="0060abb0"/>
    </style:style>
    <style:style style:name="P159" style:family="paragraph" style:parent-style-name="Standard" style:list-style-name="L17">
      <style:text-properties officeooo:rsid="00628547" officeooo:paragraph-rsid="00628547"/>
    </style:style>
    <style:style style:name="P160" style:family="paragraph" style:parent-style-name="Standard" style:list-style-name="L18">
      <style:text-properties officeooo:rsid="0068c246" officeooo:paragraph-rsid="0068c246"/>
    </style:style>
    <style:style style:name="P161" style:family="paragraph" style:parent-style-name="Standard" style:list-style-name="L19">
      <style:text-properties officeooo:rsid="0068c246" officeooo:paragraph-rsid="0068c246"/>
    </style:style>
    <style:style style:name="P162" style:family="paragraph" style:parent-style-name="Standard" style:list-style-name="L20">
      <style:text-properties officeooo:rsid="00635bc7" officeooo:paragraph-rsid="00635bc7"/>
    </style:style>
    <style:style style:name="P163" style:family="paragraph" style:parent-style-name="Standard" style:list-style-name="L21">
      <style:text-properties officeooo:rsid="007ca59b" officeooo:paragraph-rsid="007ca59b"/>
    </style:style>
    <style:style style:name="P164" style:family="paragraph" style:parent-style-name="Standard" style:list-style-name="L21">
      <style:text-properties officeooo:rsid="007e7d5e" officeooo:paragraph-rsid="007e7d5e"/>
    </style:style>
    <style:style style:name="P165" style:family="paragraph" style:parent-style-name="Standard" style:list-style-name="L22">
      <style:text-properties officeooo:rsid="008f0488" officeooo:paragraph-rsid="008f0488"/>
    </style:style>
    <style:style style:name="P166" style:family="paragraph" style:parent-style-name="Standard" style:list-style-name="L22">
      <style:text-properties officeooo:rsid="00930ec9" officeooo:paragraph-rsid="00930ec9"/>
    </style:style>
    <style:style style:name="P167" style:family="paragraph" style:parent-style-name="Standard">
      <style:text-properties officeooo:rsid="00279658" officeooo:paragraph-rsid="00edf7ab"/>
    </style:style>
    <style:style style:name="P168" style:family="paragraph" style:parent-style-name="Standard">
      <style:text-properties officeooo:rsid="00279658" officeooo:paragraph-rsid="00279658"/>
    </style:style>
    <style:style style:name="P169" style:family="paragraph" style:parent-style-name="Standard">
      <style:text-properties officeooo:rsid="010114fe" officeooo:paragraph-rsid="010114fe"/>
    </style:style>
    <style:style style:name="P170" style:family="paragraph" style:parent-style-name="Standard">
      <style:text-properties officeooo:rsid="0103fa01" officeooo:paragraph-rsid="0103fa01"/>
    </style:style>
    <style:style style:name="P171" style:family="paragraph" style:parent-style-name="Standard">
      <style:text-properties officeooo:rsid="01080160" officeooo:paragraph-rsid="01080160"/>
    </style:style>
    <style:style style:name="P172" style:family="paragraph" style:parent-style-name="Standard">
      <style:text-properties officeooo:rsid="0108e6e3" officeooo:paragraph-rsid="0108e6e3"/>
    </style:style>
    <style:style style:name="P173" style:family="paragraph" style:parent-style-name="Standard">
      <style:text-properties officeooo:rsid="010be3ad" officeooo:paragraph-rsid="010be3ad"/>
    </style:style>
    <style:style style:name="P174" style:family="paragraph" style:parent-style-name="Standard">
      <style:text-properties officeooo:rsid="010d31d3" officeooo:paragraph-rsid="010d31d3"/>
    </style:style>
    <style:style style:name="P175" style:family="paragraph" style:parent-style-name="Standard">
      <style:text-properties officeooo:rsid="010edfd9" officeooo:paragraph-rsid="010edfd9"/>
    </style:style>
    <style:style style:name="P176" style:family="paragraph" style:parent-style-name="Standard">
      <style:text-properties officeooo:rsid="0110c726" officeooo:paragraph-rsid="0110c726"/>
    </style:style>
    <style:style style:name="P17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officeooo:rsid="002920e3"/>
    </style:style>
    <style:style style:name="T5" style:family="text">
      <style:text-properties officeooo:rsid="002a239c"/>
    </style:style>
    <style:style style:name="T6" style:family="text">
      <style:text-properties officeooo:rsid="002a734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920e3" style:font-size-asian="12pt" style:font-weight-asian="normal" style:font-size-complex="12pt" style:font-weight-complex="normal"/>
    </style:style>
    <style:style style:name="T9" style:family="text">
      <style:text-properties fo:font-size="12pt" fo:font-weight="normal" officeooo:rsid="004075c8"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31b5d" style:font-size-asian="14pt" style:font-weight-asian="bold" style:font-size-complex="14pt" style:font-weight-complex="bold"/>
    </style:style>
    <style:style style:name="T12" style:family="text">
      <style:text-properties fo:font-size="14pt" fo:font-weight="bold" officeooo:rsid="005a6050" style:font-size-asian="14pt" style:font-weight-asian="bold" style:font-size-complex="14pt" style:font-weight-complex="bold"/>
    </style:style>
    <style:style style:name="T13" style:family="text">
      <style:text-properties fo:font-size="14pt" fo:font-weight="bold" officeooo:rsid="00967afc"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officeooo:rsid="00331b5d"/>
    </style:style>
    <style:style style:name="T16" style:family="text">
      <style:text-properties officeooo:rsid="003685cd"/>
    </style:style>
    <style:style style:name="T17" style:family="text">
      <style:text-properties fo:font-weight="bold" style:font-weight-asian="bold" style:font-weight-complex="bold"/>
    </style:style>
    <style:style style:name="T18" style:family="text">
      <style:text-properties fo:font-weight="bold" officeooo:rsid="00331b5d" style:font-weight-asian="bold" style:font-weight-complex="bold"/>
    </style:style>
    <style:style style:name="T19" style:family="text">
      <style:text-properties fo:font-weight="bold" officeooo:rsid="00d6c0c7" style:font-weight-asian="bold" style:font-weight-complex="bold"/>
    </style:style>
    <style:style style:name="T20" style:family="text">
      <style:text-properties fo:font-weight="bold" officeooo:rsid="00e4e68a" style:font-weight-asian="bold" style:font-weight-complex="bold"/>
    </style:style>
    <style:style style:name="T21" style:family="text">
      <style:text-properties officeooo:rsid="004075c8"/>
    </style:style>
    <style:style style:name="T22" style:family="text">
      <style:text-properties officeooo:rsid="00421dc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97bfe9"/>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4adb25"/>
    </style:style>
    <style:style style:name="T27" style:family="text">
      <style:text-properties officeooo:rsid="004c72c1"/>
    </style:style>
    <style:style style:name="T28" style:family="text">
      <style:text-properties officeooo:rsid="004cb7d7"/>
    </style:style>
    <style:style style:name="T29" style:family="text">
      <style:text-properties officeooo:rsid="00538365"/>
    </style:style>
    <style:style style:name="T30" style:family="text">
      <style:text-properties officeooo:rsid="0055075b"/>
    </style:style>
    <style:style style:name="T31" style:family="text">
      <style:text-properties officeooo:rsid="005788ad"/>
    </style:style>
    <style:style style:name="T32" style:family="text">
      <style:text-properties officeooo:rsid="005a6050"/>
    </style:style>
    <style:style style:name="T33" style:family="text">
      <style:text-properties officeooo:rsid="005dcb07"/>
    </style:style>
    <style:style style:name="T34" style:family="text">
      <style:text-properties officeooo:rsid="00609f02"/>
    </style:style>
    <style:style style:name="T35" style:family="text">
      <style:text-properties officeooo:rsid="00674120"/>
    </style:style>
    <style:style style:name="T36" style:family="text">
      <style:text-properties officeooo:rsid="00690c56"/>
    </style:style>
    <style:style style:name="T37" style:family="text">
      <style:text-properties officeooo:rsid="006e3d7d"/>
    </style:style>
    <style:style style:name="T38" style:family="text">
      <style:text-properties officeooo:rsid="007099d3"/>
    </style:style>
    <style:style style:name="T39" style:family="text">
      <style:text-properties officeooo:rsid="00719d52"/>
    </style:style>
    <style:style style:name="T40" style:family="text">
      <style:text-properties officeooo:rsid="00796271"/>
    </style:style>
    <style:style style:name="T41" style:family="text">
      <style:text-properties officeooo:rsid="0085920f"/>
    </style:style>
    <style:style style:name="T42" style:family="text">
      <style:text-properties officeooo:rsid="00890fc3"/>
    </style:style>
    <style:style style:name="T43" style:family="text">
      <style:text-properties officeooo:rsid="008a6660"/>
    </style:style>
    <style:style style:name="T44" style:family="text">
      <style:text-properties officeooo:rsid="008a823f"/>
    </style:style>
    <style:style style:name="T45" style:family="text">
      <style:text-properties officeooo:rsid="008a8314"/>
    </style:style>
    <style:style style:name="T46" style:family="text">
      <style:text-properties officeooo:rsid="008aadb7"/>
    </style:style>
    <style:style style:name="T47" style:family="text">
      <style:text-properties fo:font-size="16pt" fo:font-weight="bold" style:font-size-asian="16pt" style:font-weight-asian="bold" style:font-size-complex="16pt" style:font-weight-complex="bold"/>
    </style:style>
    <style:style style:name="T48" style:family="text">
      <style:text-properties officeooo:rsid="009b394f"/>
    </style:style>
    <style:style style:name="T49" style:family="text">
      <style:text-properties officeooo:rsid="009ed17c"/>
    </style:style>
    <style:style style:name="T50" style:family="text">
      <style:text-properties officeooo:rsid="00ac8ad8"/>
    </style:style>
    <style:style style:name="T51" style:family="text">
      <style:text-properties fo:color="#158466" fo:font-weight="bold" style:font-weight-asian="bold" style:font-weight-complex="bold"/>
    </style:style>
    <style:style style:name="T52" style:family="text">
      <style:text-properties fo:color="#ff4000"/>
    </style:style>
    <style:style style:name="T53" style:family="text">
      <style:text-properties fo:color="#ff4000" fo:font-weight="bold" style:font-weight-asian="bold" style:font-weight-complex="bold"/>
    </style:style>
    <style:style style:name="T54" style:family="text">
      <style:text-properties officeooo:rsid="00b151f5"/>
    </style:style>
    <style:style style:name="T55" style:family="text">
      <style:text-properties officeooo:rsid="00b2ddc5"/>
    </style:style>
    <style:style style:name="T56" style:family="text">
      <style:text-properties officeooo:rsid="00b4c897"/>
    </style:style>
    <style:style style:name="T57" style:family="text">
      <style:text-properties officeooo:rsid="00b80087"/>
    </style:style>
    <style:style style:name="T58" style:family="text">
      <style:text-properties fo:font-weight="normal" style:font-weight-asian="normal" style:font-weight-complex="normal"/>
    </style:style>
    <style:style style:name="T59" style:family="text">
      <style:text-properties fo:font-weight="normal" officeooo:rsid="00208419" style:font-weight-asian="normal" style:font-weight-complex="normal"/>
    </style:style>
    <style:style style:name="T60" style:family="text">
      <style:text-properties fo:font-weight="normal" officeooo:rsid="00e038e1" style:font-weight-asian="normal" style:font-weight-complex="normal"/>
    </style:style>
    <style:style style:name="T61" style:family="text">
      <style:text-properties fo:font-weight="normal" officeooo:rsid="00e84eeb" style:font-weight-asian="normal" style:font-weight-complex="normal"/>
    </style:style>
    <style:style style:name="T62" style:family="text">
      <style:text-properties fo:font-weight="normal" officeooo:rsid="00e8e80a" style:font-weight-asian="normal" style:font-weight-complex="normal"/>
    </style:style>
    <style:style style:name="T63" style:family="text">
      <style:text-properties fo:font-weight="normal" officeooo:rsid="00ea8e5c" style:font-weight-asian="normal" style:font-weight-complex="normal"/>
    </style:style>
    <style:style style:name="T64" style:family="text">
      <style:text-properties fo:font-weight="normal" officeooo:rsid="00eb893f" style:font-weight-asian="normal" style:font-weight-complex="normal"/>
    </style:style>
    <style:style style:name="T65" style:family="text">
      <style:text-properties fo:font-weight="normal" officeooo:rsid="00ef5e89" style:font-weight-asian="normal" style:font-weight-complex="normal"/>
    </style:style>
    <style:style style:name="T66" style:family="text">
      <style:text-properties fo:font-weight="normal" officeooo:rsid="00f10d52" style:font-weight-asian="normal" style:font-weight-complex="normal"/>
    </style:style>
    <style:style style:name="T67" style:family="text">
      <style:text-properties fo:font-weight="normal" officeooo:rsid="00f7015c" style:font-weight-asian="normal" style:font-weight-complex="normal"/>
    </style:style>
    <style:style style:name="T68" style:family="text">
      <style:text-properties fo:font-weight="normal" officeooo:rsid="00f98924" style:font-weight-asian="normal" style:font-weight-complex="normal"/>
    </style:style>
    <style:style style:name="T69" style:family="text">
      <style:text-properties fo:font-weight="normal" officeooo:rsid="00fe49eb" style:font-weight-asian="normal" style:font-weight-complex="normal"/>
    </style:style>
    <style:style style:name="T70" style:family="text">
      <style:text-properties fo:font-weight="normal" officeooo:rsid="0113ae30" style:font-weight-asian="normal" style:font-weight-complex="normal"/>
    </style:style>
    <style:style style:name="T71" style:family="text">
      <style:text-properties officeooo:rsid="00be6d5f"/>
    </style:style>
    <style:style style:name="T72" style:family="text">
      <style:text-properties officeooo:rsid="00c08b28"/>
    </style:style>
    <style:style style:name="T73" style:family="text">
      <style:text-properties officeooo:rsid="00c3e274"/>
    </style:style>
    <style:style style:name="T74" style:family="text">
      <style:text-properties officeooo:rsid="00c903de"/>
    </style:style>
    <style:style style:name="T75" style:family="text">
      <style:text-properties officeooo:rsid="00ccbfa5"/>
    </style:style>
    <style:style style:name="T76" style:family="text">
      <style:text-properties officeooo:rsid="00cf53b9"/>
    </style:style>
    <style:style style:name="T77" style:family="text">
      <style:text-properties officeooo:rsid="00d27988"/>
    </style:style>
    <style:style style:name="T78" style:family="text">
      <style:text-properties officeooo:rsid="00dbf57c"/>
    </style:style>
    <style:style style:name="T79" style:family="text">
      <style:text-properties officeooo:rsid="00dcc82c"/>
    </style:style>
    <style:style style:name="T80" style:family="text">
      <style:text-properties officeooo:rsid="00df5950"/>
    </style:style>
    <style:style style:name="T81" style:family="text">
      <style:text-properties officeooo:rsid="00e0f0c6"/>
    </style:style>
    <style:style style:name="T82" style:family="text">
      <style:text-properties officeooo:rsid="00e4e68a"/>
    </style:style>
    <style:style style:name="T83" style:family="text">
      <style:text-properties officeooo:rsid="00e6103d"/>
    </style:style>
    <style:style style:name="T84" style:family="text">
      <style:text-properties style:text-position="super 58%" fo:font-weight="normal" officeooo:rsid="00ea8e5c" style:font-weight-asian="normal" style:font-weight-complex="normal"/>
    </style:style>
    <style:style style:name="T85" style:family="text">
      <style:text-properties fo:color="#ce181e"/>
    </style:style>
    <style:style style:name="T86" style:family="text">
      <style:text-properties fo:color="#ce181e" fo:font-weight="normal" style:font-weight-asian="normal" style:font-weight-complex="normal"/>
    </style:style>
    <style:style style:name="T87" style:family="text">
      <style:text-properties officeooo:rsid="00ffacf9"/>
    </style:style>
    <style:style style:name="T88" style:family="text">
      <style:text-properties officeooo:rsid="0101a335"/>
    </style:style>
    <style:style style:name="T89" style:family="text">
      <style:text-properties officeooo:rsid="0104ca54"/>
    </style:style>
    <style:style style:name="T90" style:family="text">
      <style:text-properties officeooo:rsid="010a9a67"/>
    </style:style>
    <style:style style:name="T91" style:family="text">
      <style:text-properties officeooo:rsid="010be3ad"/>
    </style:style>
    <style:style style:name="T92" style:family="text">
      <style:text-properties officeooo:rsid="0110c726"/>
    </style:style>
    <style:style style:name="T93" style:family="text">
      <style:text-properties officeooo:rsid="0113ae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tab/>AWS</text:p>
      <text:p text:style-name="P15"/>
      <text:p text:style-name="P37"><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37"><text:a xlink:type="simple" xlink:href="https://www.aws.training/LearningLibrary" text:style-name="Internet_20_link" text:visited-style-name="Visited_20_Internet_20_Link">https://www.aws.training/LearningLibrary</text:a></text:p>
      <text:p text:style-name="P15"/>
      <text:p text:style-name="P22">Exam:</text:p>
      <text:p text:style-name="P107">90 minutes</text:p>
      <text:p text:style-name="P107">65 questions (this can change, <text:span text:style-name="T57">sometimes 60, sometimes 75, but normally 65)</text:span></text:p>
      <text:p text:style-name="P108">Multiple choice</text:p>
      <text:p text:style-name="P108">Minimum passing score of 700 out of 1000.</text:p>
      <text:p text:style-name="P99">Qualification valid for 3 years.</text:p>
      <text:p text:style-name="P100">Simple product knowledge questions.</text:p>
      <text:p text:style-name="P101"/>
      <text:p text:style-name="P109">Cloud computing: <text:s/><text:span text:style-name="T58">On demand delivery of compute,database, storage,applications, and other it resources through a cloud service platform via internet with pay-as-you-go pricing.</text:span></text:p>
      <text:p text:style-name="P102"/>
      <text:p text:style-name="P103">Is like renting someone elses computer.</text:p>
      <text:p text:style-name="P102"/>
      <text:p text:style-name="P110">6 advantages of cloud computing:</text:p>
      <text:list xml:id="list3924757356" text:style-name="L1">
        <text:list-item>
          <text:p text:style-name="P117">Pay only when you consume computing resources instead on investing in hardware, DC, maintenance, etc.</text:p>
        </text:list-item>
        <text:list-item>
          <text:p text:style-name="P118">Benefit from massive economies of scale.<text:span text:style-name="T71">AWS can buy millions of servers, making them more cheap to you. If you have to purchase a server will be more expensive if you compare it.</text:span></text:p>
        </text:list-item>
        <text:list-item>
          <text:p text:style-name="P119">Stop guessing about capacity. <text:span text:style-name="T72">You don’t have to be worried if you purchased too much or to little storage,servers, network, etc. AWS have almost infinite of it.</text:span></text:p>
        </text:list-item>
        <text:list-item>
          <text:p text:style-name="P120">Increase speed <text:span text:style-name="T73">and agility. To build in old platforms take ages and a lot of money.</text:span></text:p>
        </text:list-item>
        <text:list-item>
          <text:p text:style-name="P121">Stop spending money running and maintaining D<text:span text:style-name="T74">C</text:span>s.<text:span text:style-name="T74">Focus in what you are good.</text:span> </text:p>
        </text:list-item>
        <text:list-item>
          <text:p text:style-name="P122">Go global in minutes.</text:p>
        </text:list-item>
      </text:list>
      <text:p text:style-name="P102"/>
      <text:p text:style-name="P102"/>
      <text:p text:style-name="P111">Type of cloud computing:</text:p>
      <text:list xml:id="list3704514342" text:style-name="L2">
        <text:list-item>
          <text:p text:style-name="P123"><text:span text:style-name="T17">IAAS - Infrastructure As A Service: </text:span><text:s/><text:span text:style-name="T75">You manage the server, physical or virtual, as well as the operating system. Usually the data center provider won’t have access to the server. EC2 for example.</text:span></text:p>
        </text:list-item>
        <text:list-item>
          <text:p text:style-name="P124"><text:span text:style-name="T17">PAAS - Platform As A Service:</text:span> Someone else manages the hardware and OS, you just focus in your apps. Someone else worries about security, patching, updates, maintenance etc. <text:span text:style-name="T76">Example: Go Daddy, Elastic Beamstack.</text:span></text:p>
        </text:list-item>
        <text:list-item>
          <text:p text:style-name="P125"><text:span text:style-name="T17">SAAS - Software As A Service:</text:span> <text:s/><text:span text:style-name="T77">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2"/>
      <text:p text:style-name="P102"/>
      <text:p text:style-name="P102"/>
      <text:p text:style-name="P102"/>
      <text:p text:style-name="P102"/>
      <text:p text:style-name="P102"/>
      <text:p text:style-name="P102"/>
      <text:p text:style-name="P102"/>
      <text:p text:style-name="P113"><text:soft-page-break/>Services applicable for the exam:</text:p>
      <text:list xml:id="list2340676643" text:style-name="L3">
        <text:list-item>
          <text:p text:style-name="P126">Compute</text:p>
        </text:list-item>
        <text:list-item>
          <text:p text:style-name="P126">Storage</text:p>
        </text:list-item>
        <text:list-item>
          <text:p text:style-name="P126">Databases</text:p>
        </text:list-item>
        <text:list-item>
          <text:p text:style-name="P126">Security, <text:span text:style-name="T78">identity &amp; compliance.</text:span></text:p>
        </text:list-item>
        <text:list-item>
          <text:p text:style-name="P128">AWS cost management.</text:p>
        </text:list-item>
      </text:list>
      <text:p text:style-name="P104"/>
      <text:p text:style-name="P104"><text:tab/><text:span text:style-name="T79">These two probably won’t be necessary to have a deep learn.</text:span></text:p>
      <text:list xml:id="list152741805894724" text:continue-numbering="true" text:style-name="L3">
        <text:list-item>
          <text:p text:style-name="P127">Network &amp; content delivery</text:p>
        </text:list-item>
        <text:list-item>
          <text:p text:style-name="P127">Migration and transfer</text:p>
        </text:list-item>
      </text:list>
      <text:p text:style-name="P106"/>
      <text:p text:style-name="P112">Type of cloud computing Deployments:</text:p>
      <text:list xml:id="list3540223816" text:style-name="L4">
        <text:list-item>
          <text:p text:style-name="P129"><text:span text:style-name="T17">Public Cloud</text:span>: <text:s/>AWS, Azure, GCP</text:p>
        </text:list-item>
        <text:list-item>
          <text:p text:style-name="P129"><text:span text:style-name="T17">Hybrid Cloud</text:span>: Mixture of public and private</text:p>
        </text:list-item>
        <text:list-item>
          <text:p text:style-name="P129"><text:span text:style-name="T17">Private Cloud </text:span><text:span text:style-name="T19">(or on Premise):</text:span><text:span text:style-name="T17"> </text:span><text:s/>You manage it, in your DC. Openstack, Vmware, etc.</text:p>
        </text:list-item>
      </text:list>
      <text:p text:style-name="P105"/>
      <text:p text:style-name="P116"/>
      <text:p text:style-name="P15"/>
      <text:p text:style-name="P15">* Global infrastructure:</text:p>
      <text:p text:style-name="P1"/>
      <text:p text:style-name="P2">Regions: <text:span text:style-name="T60">Physical locations in the world which consists of two or more Azs.</text:span></text:p>
      <text:p text:style-name="P10">An AWS Region is a separated geographical area, <text:span text:style-name="T2">like: </text:span></text:p>
      <text:p text:style-name="P10"/>
      <text:list xml:id="list1481548086" text:style-name="L5">
        <text:list-item>
          <text:p text:style-name="P132">US West - Northern Carolina, code us-west-1</text:p>
        </text:list-item>
        <text:list-item>
          <text:p text:style-name="P133">US West – Oregon, code us-west-2</text:p>
        </text:list-item>
        <text:list-item>
          <text:p text:style-name="P132">EU – Ireland, code eu-west-1</text:p>
        </text:list-item>
        <text:list-item>
          <text:p text:style-name="P133">Asia Pacific – Tokio, code ap-northeast-1</text:p>
        </text:list-item>
        <text:list-item>
          <text:p text:style-name="P134">Asia Pacific – Sydney, code ap-shoutheast-2</text:p>
        </text:list-item>
        <text:list-item>
          <text:p text:style-name="P134">etc</text:p>
        </text:list-item>
      </text:list>
      <text:p text:style-name="P9"/>
      <text:p text:style-name="P9"/>
      <text:p text:style-name="P2">Availability zone<text:span text:style-name="T1">s / AZ: <text:s/></text:span><text:span text:style-name="T59">Think about availability zone as a datacenter.</text:span></text:p>
      <text:p text:style-name="P11">Collection of datacenters within a region. <text:span text:style-name="T81">An az could have more than 1 dc.</text:span></text:p>
      <text:p text:style-name="P11"/>
      <text:p text:style-name="P11">Isolated between them but connected with high speed networks.</text:p>
      <text:p text:style-name="P12">Isolated: <text:s/>Physically separated, different power providers, <text:span text:style-name="T3">multiple tier1 providers,</text:span> backup generators, etc. <text:span text:style-name="T81">Redundant power,networking and connectivity.</text:span></text:p>
      <text:p text:style-name="P9"/>
      <text:p text:style-name="P9"/>
      <text:p text:style-name="P2">Edge locations:</text:p>
      <text:p text:style-name="P13">Hosts the CDN, <text:span text:style-name="T80">there are more edge locations than regions, currently there are 190 edge locations.Are end points for aws.</text:span></text:p>
      <text:p text:style-name="P13"/>
      <text:p text:style-name="P140">Why to chose different regions:</text:p>
      <text:list xml:id="list3051217561" text:style-name="L6">
        <text:list-item>
          <text:p text:style-name="P135">Data sovereignty laws. For instance, the brexit, having your server in London or in Paris</text:p>
        </text:list-item>
        <text:list-item>
          <text:p text:style-name="P135">Latency to end users. As close <text:span text:style-name="T87">as </text:span>you are the lower latency you have.</text:p>
        </text:list-item>
        <text:list-item>
          <text:p text:style-name="P135">AWS services. One region have a service that other region don’t have yet.</text:p>
        </text:list-item>
      </text:list>
      <text:p text:style-name="P91"/>
      <text:p text:style-name="P23"><text:soft-page-break/>Support plans:</text:p>
      <text:list xml:id="list4153273115" text:style-name="L7">
        <text:list-item>
          <text:p text:style-name="P137"><text:span text:style-name="T17">Basic</text:span>: CS for account and billing questions and access to the AWS community forums. </text:p>
          <text:list>
            <text:list-item>
              <text:p text:style-name="P137">Price included.</text:p>
            </text:list-item>
          </text:list>
        </text:list-item>
        <text:list-item>
          <text:p text:style-name="P137"><text:span text:style-name="T17">Developer:</text:span> <text:span text:style-name="T83">One primary contact can ask tech questions and you get a response in 12-24 hours during local business hours. </text:span></text:p>
          <text:list>
            <text:list-item>
              <text:p text:style-name="P138">Price: Starts at $29/month.</text:p>
            </text:list-item>
          </text:list>
        </text:list-item>
        <text:list-item>
          <text:p text:style-name="P139">Bussines: </text:p>
          <text:list>
            <text:list-item>
              <text:p text:style-name="P139"><text:span text:style-name="T61">24x7 support by phone </text:span><text:span text:style-name="T62">and chat, </text:span></text:p>
            </text:list-item>
            <text:list-item>
              <text:p text:style-name="P139"><text:span text:style-name="T62">1 hour response </text:span><text:span text:style-name="T63">for urgent cases, </text:span></text:p>
            </text:list-item>
            <text:list-item>
              <text:p text:style-name="P139"><text:span text:style-name="T66">H</text:span><text:span text:style-name="T63">elp with common 3</text:span><text:span text:style-name="T84">rd</text:span><text:span text:style-name="T63"> party software. </text:span></text:p>
            </text:list-item>
            <text:list-item>
              <text:p text:style-name="P142">Full access to AWS Trusted Advisor for optimizing your aws ifr. </text:p>
            </text:list-item>
            <text:list-item>
              <text:p text:style-name="P142">Access to suport api for automating cases and retrieve trusted advisor results. </text:p>
            </text:list-item>
            <text:list-item>
              <text:p text:style-name="P139"><text:span text:style-name="T64">Price: from </text:span><text:span text:style-name="T65">$</text:span><text:span text:style-name="T64">100/month.</text:span></text:p>
            </text:list-item>
          </text:list>
        </text:list-item>
        <text:list-item>
          <text:p text:style-name="P136"><text:span text:style-name="T20">Enterprise:</text:span><text:span text:style-name="T82"> All the features of the Business plan plus: </text:span></text:p>
          <text:list>
            <text:list-item>
              <text:p text:style-name="P144">An assigned Technical Account Manater (TAM) who provides tech guidance to help plan,develop and run aws.</text:p>
            </text:list-item>
            <text:list-item>
              <text:p text:style-name="P145">A <text:s/>Support Concierge providing billing and account analysis and assistance.</text:p>
            </text:list-item>
            <text:list-item>
              <text:p text:style-name="P146">Access to Infrastructure Event Management to support product launches, seasonal promotions/events and migrations</text:p>
            </text:list-item>
            <text:list-item>
              <text:p text:style-name="P146">15 minutes response to critical support cases with prioritized case handling.</text:p>
            </text:list-item>
            <text:list-item>
              <text:p text:style-name="P146">Price: starts at $15.000/month</text:p>
            </text:list-item>
          </text:list>
        </text:list-item>
      </text:list>
      <text:p text:style-name="P167"/>
      <text:p text:style-name="P167"/>
      <text:p text:style-name="P54">Ways to get inside AWS:</text:p>
      <text:p text:style-name="P90"/>
      <text:list xml:id="list2074547833" text:style-name="L8">
        <text:list-item>
          <text:p text:style-name="P147">AWS Management Console (web interface)</text:p>
        </text:list-item>
        <text:list-item>
          <text:p text:style-name="P147">AWS CLI (open source command line interface)</text:p>
        </text:list-item>
        <text:list-item>
          <text:p text:style-name="P147">AWS SDK (software developer kit)</text:p>
        </text:list-item>
      </text:list>
      <text:p text:style-name="P90"/>
      <text:p text:style-name="P90"/>
      <text:p text:style-name="P115"/>
      <text:p text:style-name="P5"><text:span text:style-name="T14">Create a key-pair:</text:span> <text:span text:style-name="T58">To have ssh access to the linux based servers. The key will work only in the region you are.</text:span><text:span text:style-name="T67"> So for every region you will need to create a new key to access the linux servers.</text:span></text:p>
      <text:p text:style-name="P7"/>
      <text:p text:style-name="P114">To use it on openssh over linux you have to generate a .pem key. Put this .key into a secure folder.</text:p>
      <text:p text:style-name="P114"/>
      <text:p text:style-name="P7"><text:span text:style-name="T85">ATTENTION</text:span><text:span text:style-name="T86">:</text:span><text:span text:style-name="T58"> If you lose the key you won’t be able to generate a copy of it so you will need to create a new one </text:span><text:span text:style-name="T68">and assign it to the servers.</text:span></text:p>
      <text:p text:style-name="P143"/>
      <text:p text:style-name="P6"><text:span text:style-name="T58">Go to Compute EC2 – Network and Security – Key Pairs – Create key pair – <text:s/></text:span><text:span text:style-name="T69">Put a name, format as pem or if have windows with ppk and create key pair. Point the full path to the .pem file when you try to ssh to the server.</text:span></text:p>
      <text:p text:style-name="P89"/>
      <text:p text:style-name="P89"/>
      <text:p text:style-name="P89"/>
      <text:p text:style-name="P89"/>
      <text:p text:style-name="P89"/>
      <text:p text:style-name="P89"/>
      <text:p text:style-name="P169"><text:soft-page-break/><text:span text:style-name="T10">Create a billing alarm: </text:span><text:span text:style-name="T88">To warn you by email if you are going to surpass the money limit you set up.</text:span></text:p>
      <text:p text:style-name="P89"/>
      <text:p text:style-name="P170">Management &amp; Governance – Cloudwatch – Billing – <text:span text:style-name="T89">Create alarm (in the middle of the screen)</text:span></text:p>
      <text:p text:style-name="P170"/>
      <text:p text:style-name="P171">Threshold type: Leave static</text:p>
      <text:p text:style-name="P171">Whenever EstimatedChanges is… <text:s/>→ Leave Greater </text:p>
      <text:p text:style-name="P171">than… <text:s/>→ you can put 10 $</text:p>
      <text:p text:style-name="P172">Click next</text:p>
      <text:p text:style-name="P172"/>
      <text:p text:style-name="P172">Create an SNS <text:span text:style-name="T90">(simple notification service)</text:span> topic – <text:span text:style-name="T91">Change the topic name to BillingAlarm, add your email and Create topic and click next.</text:span></text:p>
      <text:p text:style-name="P172"/>
      <text:p text:style-name="P173">Define unique alarm: Billing Alarm, Alarm description: <text:s/>Send me an email if my bill goes over $10</text:p>
      <text:p text:style-name="P173"/>
      <text:p text:style-name="P174">Then you will appear in the Billing Alarms dashboard you just created. You will need to check your email and click on the subscription link, then refresh the billing alarm page and you are now in.</text:p>
      <text:p text:style-name="P174"/>
      <text:p text:style-name="P174">You will see that is saying that there is insufficient data because I set it up to check it every 6 hours. </text:p>
      <text:p text:style-name="P174"/>
      <text:p text:style-name="P175">And that’s it, you will get an alarm every time your bill goes above $1<text:span text:style-name="T92">0.</text:span></text:p>
      <text:p text:style-name="P171"/>
      <text:p text:style-name="P176"><text:span text:style-name="T25">Exam question:</text:span> How can you get automatic notifications if your bill goes above $10 or so.</text:p>
      <text:p text:style-name="P176"><text:tab/><text:tab/> <text:s text:c="3"/>The answer is you go into cloudwatch and you create a billing alarm.</text:p>
      <text:p text:style-name="P176"/>
      <text:p text:style-name="P177"/>
      <text:p text:style-name="P13"/>
      <text:p text:style-name="P141">IAM. Identity Access Management: <text:span text:style-name="T58">Is a way to give access to </text:span><text:span text:style-name="T70">AWS</text:span><text:span text:style-name="T58"> </text:span><text:span text:style-name="T70">to d</text:span><text:span text:style-name="T58">ifferent users and </text:span><text:span text:style-name="T70">group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span text:style-name="T4">Amazon Virtual Private Cloud – VPC: <text:s/></text:span><text:span text:style-name="T8">Private networks</text:span></text:p>
      <text:p text:style-name="P9"/>
      <text:list xml:id="list4064990308" text:style-name="L9">
        <text:list-item>
          <text:p text:style-name="P149">Works with AWS regions and availability zones (az)</text:p>
        </text:list-item>
        <text:list-item>
          <text:p text:style-name="P149">Subnets</text:p>
        </text:list-item>
        <text:list-item>
          <text:p text:style-name="P149">Route tables.</text:p>
        </text:list-item>
        <text:list-item>
          <text:p text:style-name="P149">Internet Gateway (IGW) to get internet from the VPC</text:p>
        </text:list-item>
        <text:list-item>
          <text:p text:style-name="P149">NAT Gateway, allows private <text:span text:style-name="T23">subnets</text:span> to get internet</text:p>
        </text:list-item>
        <text:list-item>
          <text:p text:style-name="P149">Network access control lists (NACL) <text:span text:style-name="T5">control access to subnets stateless</text:span></text:p>
        </text:list-item>
      </text:list>
      <text:p text:style-name="P24"/>
      <text:p text:style-name="P24"/>
      <text:p text:style-name="P16">* <text:span text:style-name="T6">AWS Security Groups:</text:span></text:p>
      <text:p text:style-name="P24"/>
      <text:p text:style-name="P25">Is the firewall on EC2, like Iptables allows and deny IPs, protocols, etc</text:p>
      <text:p text:style-name="P24"/>
      <text:p text:style-name="P24"/>
      <text:p text:style-name="P24"/>
      <text:p text:style-name="P24"/>
      <text:p text:style-name="P24"/>
      <text:p text:style-name="P24"><text:span text:style-name="T10">* </text:span><text:span text:style-name="T11">Amazon Elastic Compute </text:span><text:span text:style-name="T13">Cloud</text:span><text:span text:style-name="T11">– EC2: <text:s/></text:span><text:span text:style-name="T15">Elastic compute/server/</text:span><text:span text:style-name="T18">instances</text:span><text:span text:style-name="T15"> cloud</text:span></text:p>
      <text:p text:style-name="P28"/>
      <text:list xml:id="list1719159462" text:style-name="L10">
        <text:list-item>
          <text:p text:style-name="P150">Compute / server<text:span text:style-name="T16">s / Instances</text:span>: Server resources, like app server, mail, nfs, web,proxy, etc</text:p>
        </text:list-item>
        <text:list-item>
          <text:p text:style-name="P150">Cloud: Is cloud hosted</text:p>
        </text:list-item>
        <text:list-item>
          <text:p text:style-name="P150">Elastic: Properly configured you can increase or decrease the servers on demand, etc.</text:p>
        </text:list-item>
      </text:list>
      <text:p text:style-name="P28"/>
      <text:p text:style-name="P29">Amazon EC2 <text:span text:style-name="T17">Instances:</text:span> <text:s/>Is how AWS calls to the servers.</text:p>
      <text:p text:style-name="P28"/>
      <text:list xml:id="list3835873734" text:style-name="L11">
        <text:list-item>
          <text:p text:style-name="P151">Pay as you go</text:p>
        </text:list-item>
        <text:list-item>
          <text:p text:style-name="P151">Broad selection on HW/SW</text:p>
        </text:list-item>
        <text:list-item>
          <text:p text:style-name="P151">Global hosting</text:p>
        </text:list-item>
        <text:list-item>
          <text:p text:style-name="P152">etc</text:p>
        </text:list-item>
      </text:list>
      <text:p text:style-name="P32"><text:soft-page-break/></text:p>
      <text:p text:style-name="P30"><text:span text:style-name="T17">AMI - <text:s/>Amazon Machine Image:</text:span> The operating system to install into the instance.</text:p>
      <text:p text:style-name="P30"/>
      <text:p text:style-name="P30"/>
      <text:p text:style-name="P27"/>
      <text:p text:style-name="P18">* AWS Lambda:</text:p>
      <text:p text:style-name="P31"/>
      <text:p text:style-name="P31">Run apps/code without instances/servers. <text:span text:style-name="T22">Have limitations like time and so.</text:span></text:p>
      <text:p text:style-name="P26"/>
      <text:p text:style-name="P24"/>
      <text:p text:style-name="P16">* <text:span text:style-name="T21">AWS Elastic Beanstalk:</text:span></text:p>
      <text:p text:style-name="P24"/>
      <text:p text:style-name="P33">You can create a webserver with different specs to run, LB, size, instance type, etc, and you will add your web code there. You can change the specs after created.</text:p>
      <text:p text:style-name="P33"/>
      <text:p text:style-name="P33">With this you don’t have to be worried about the HW, AWS will take care about it.</text:p>
      <text:p text:style-name="P33"/>
      <text:p text:style-name="P33">You can upload java, node.js, python, etc.</text:p>
      <text:p text:style-name="P34"/>
      <text:p text:style-name="P35">So, when you are on beanstalk filling the form to create a new instance, there is one part in which is asking to add your code (in a zip), the rest of the form is asking for the server specs, size, OS, LB?, and a lot more stuff with the extra options.</text:p>
      <text:p text:style-name="P35"/>
      <text:p text:style-name="P35">Once all is done the instance is deployed and running your code without you being to manage the server.</text:p>
      <text:p text:style-name="P35"/>
      <text:p text:style-name="P35"/>
      <text:p text:style-name="P35"/>
      <text:p text:style-name="P17">* <text:span text:style-name="T21">Application Load Balancer: </text:span><text:span text:style-name="T9">There are three types:</text:span></text:p>
      <text:list xml:id="list2665929256" text:style-name="L12">
        <text:list-header>
          <text:p text:style-name="P130"/>
        </text:list-header>
        <text:list-item>
          <text:p text:style-name="P153"><text:span text:style-name="T9">C</text:span><text:span text:style-name="T7">lassic</text:span></text:p>
        </text:list-item>
        <text:list-item>
          <text:p text:style-name="P153"><text:span text:style-name="T9">A</text:span><text:span text:style-name="T7">pplication</text:span></text:p>
        </text:list-item>
        <text:list-item>
          <text:p text:style-name="P131">Network</text:p>
        </text:list-item>
      </text:list>
      <text:p text:style-name="P35"/>
      <text:p text:style-name="P93"><text:span text:style-name="T17">Application load balancer: <text:s/></text:span>Can route traffic to a server that is listening to different ports because have different containers on it, for example.</text:p>
      <text:p text:style-name="P36"><text:s/></text:p>
      <text:p text:style-name="P94"><text:span text:style-name="T17">Listeners</text:span>: Checks for connection requests, <text:span text:style-name="T50">using the port and protocol selected by me, like http 443, etc.</text:span></text:p>
      <text:p text:style-name="P95"/>
      <text:p text:style-name="P95">Application load balancer requires <text:span text:style-name="T23">at least to select 2 Availability Zones</text:span></text:p>
      <text:p text:style-name="P36"/>
      <text:p text:style-name="P36"/>
      <text:p text:style-name="P19">* <text:span text:style-name="T26">Auto Scaling:</text:span></text:p>
      <text:p text:style-name="P36"/>
      <text:p text:style-name="P38">Create or reduce resources (instances, etc) on demand <text:span text:style-name="T27">to reduce costs.</text:span></text:p>
      <text:p text:style-name="P96">Add or remove instances within conditions that I specify.</text:p>
      <text:p text:style-name="P38"/>
      <text:p text:style-name="P38"><text:soft-page-break/><text:span text:style-name="T17">CloudWatch</text:span> have to be configured because will detect the peaks to scale <text:span text:style-name="T28">in</text:span> or <text:span text:style-name="T28">out</text:span>.</text:p>
      <text:p text:style-name="P36"/>
      <text:p text:style-name="P97"><text:span text:style-name="T51">SCALING OUT:</text:span> <text:s/>Add/<text:span text:style-name="T54">lauch</text:span> more instances</text:p>
      <text:p text:style-name="P97"><text:span text:style-name="T53">SCALING IN:</text:span><text:span text:style-name="T52"> </text:span><text:s text:c="4"/>Terminate<text:span text:style-name="T55">s</text:span>/remove instances</text:p>
      <text:p text:style-name="P98"/>
      <text:p text:style-name="P3">Auto Scaling components:</text:p>
      <text:p text:style-name="P39"/>
      <text:p text:style-name="P39"><text:span text:style-name="T17">Launch Configuration:</text:span> What</text:p>
      <text:list xml:id="list1401165144" text:style-name="L13">
        <text:list-item>
          <text:p text:style-name="P154">AMI</text:p>
        </text:list-item>
        <text:list-item>
          <text:p text:style-name="P154">Instance type</text:p>
        </text:list-item>
        <text:list-item>
          <text:p text:style-name="P154">Security groups</text:p>
        </text:list-item>
        <text:list-item>
          <text:p text:style-name="P154">Roles</text:p>
        </text:list-item>
      </text:list>
      <text:p text:style-name="P39"/>
      <text:p text:style-name="P40"><text:span text:style-name="T17">Auto Scaling Group: </text:span><text:s/>Where</text:p>
      <text:list xml:id="list3883820717" text:style-name="L14">
        <text:list-item>
          <text:p text:style-name="P155">VPC and Subnets</text:p>
        </text:list-item>
        <text:list-item>
          <text:p text:style-name="P155">Load Balancer</text:p>
        </text:list-item>
        <text:list-item>
          <text:p text:style-name="P155">Minimum and Maximun instances</text:p>
        </text:list-item>
        <text:list-item>
          <text:p text:style-name="P155">Desired capacity</text:p>
        </text:list-item>
      </text:list>
      <text:p text:style-name="P40"/>
      <text:p text:style-name="P41"><text:span text:style-name="T17">Auto Scaling Policy: </text:span><text:s/>When</text:p>
      <text:list xml:id="list1191279991" text:style-name="L15">
        <text:list-item>
          <text:p text:style-name="P156">Scheduled</text:p>
        </text:list-item>
        <text:list-item>
          <text:p text:style-name="P156">On-demand</text:p>
        </text:list-item>
        <text:list-item>
          <text:p text:style-name="P156">Scale-out policy</text:p>
        </text:list-item>
        <text:list-item>
          <text:p text:style-name="P156">Scale-in policy</text:p>
        </text:list-item>
      </text:list>
      <text:p text:style-name="P41"/>
      <text:p text:style-name="P41"/>
      <text:p text:style-name="P20">* <text:span text:style-name="T29">Amazon Elastic Block Store (EBS)</text:span></text:p>
      <text:p text:style-name="P41"/>
      <text:p text:style-name="P42">Storage units of EC2 instances. <text:span text:style-name="T24">Pay as you use.</text:span></text:p>
      <text:p text:style-name="P42"/>
      <text:p text:style-name="P85">Block level replication makes it more durable and reliable than the physical storages.</text:p>
      <text:p text:style-name="P85"/>
      <text:p text:style-name="P44">You can create, add, and una<text:span text:style-name="T56">t</text:span>tach <text:span text:style-name="T17">extra disk space</text:span> in EC2 instances.</text:p>
      <text:p text:style-name="P44"/>
      <text:p text:style-name="P44">Can be magnetic <text:span text:style-name="T30">(cheaper, logs for example)</text:span> and ssd <text:span text:style-name="T30">(faster, expensive, used for db for example)</text:span> storage.</text:p>
      <text:p text:style-name="P44"/>
      <text:p text:style-name="P44">You have to attach the new volume to the instance that you want (have to be in the same availability zone)</text:p>
      <text:p text:style-name="P45">Then you have to mount and format the new disk space as usual.</text:p>
      <text:p text:style-name="P45"/>
      <text:p text:style-name="P45">If you want to remove it you can unmount it and attach it to another EC2 instance or remove it because <text:span text:style-name="T31">you are paying for it.</text:span></text:p>
      <text:p text:style-name="P42"/>
      <text:p text:style-name="P86">You can encrypt the volumes, send it to another availability zone, etc. <text:span text:style-name="T48">You can do it taking snapshots ,to do backups.</text:span></text:p>
      <text:p text:style-name="P43"/>
      <text:p text:style-name="P42"/>
      <text:p text:style-name="P21"><text:soft-page-break/>* Amazon S3</text:p>
      <text:p text:style-name="P87"/>
      <text:p text:style-name="P87">Fully managed storage service. <text:span text:style-name="T49">Store unlimited number of objects.</text:span></text:p>
      <text:p text:style-name="P46"/>
      <text:p text:style-name="P88">The objects stored in an Availability Zone is replicated automatically to the other AZ in the same Region.</text:p>
      <text:p text:style-name="P46"/>
      <text:p text:style-name="P92">You can access via management console, cli and sdk.</text:p>
      <text:p text:style-name="P92"/>
      <text:list xml:id="list3535345112" text:style-name="L16">
        <text:list-item>
          <text:p text:style-name="P157">Storing application assets</text:p>
        </text:list-item>
        <text:list-item>
          <text:p text:style-name="P157">Static web hosting</text:p>
        </text:list-item>
        <text:list-item>
          <text:p text:style-name="P157">Backup &amp; disaster recovery</text:p>
        </text:list-item>
        <text:list-item>
          <text:p text:style-name="P157">Staging area for big data</text:p>
        </text:list-item>
        <text:list-item>
          <text:p text:style-name="P157">etc.</text:p>
        </text:list-item>
      </text:list>
      <text:p text:style-name="P46"/>
      <text:p text:style-name="P46"><text:span text:style-name="T10">* </text:span><text:span text:style-name="T12">Amazon Glacier: </text:span><text:span text:style-name="T32">(pronunciado gleisher)</text:span></text:p>
      <text:p text:style-name="P47">Data archiving solution. <text:span text:style-name="T33">Long storage at low cost. Stores cold data.</text:span></text:p>
      <text:p text:style-name="P47"/>
      <text:p text:style-name="P47"/>
      <text:p text:style-name="P49">* <text:span text:style-name="T34">Amazon Relational Database Service <text:s text:c="2"/>RDS</text:span></text:p>
      <text:p text:style-name="P47"/>
      <text:p text:style-name="P61">Managed service that sets up and operate a relational database in the cloud.</text:p>
      <text:p text:style-name="P48"/>
      <text:p text:style-name="P56">Amazon takes care of administration stuff like:</text:p>
      <text:p text:style-name="P55"/>
      <text:list xml:id="list830202448" text:style-name="L17">
        <text:list-item>
          <text:p text:style-name="P158">Server maintenance and energy foot print</text:p>
        </text:list-item>
        <text:list-item>
          <text:p text:style-name="P158">Software install and patches</text:p>
        </text:list-item>
        <text:list-item>
          <text:p text:style-name="P158">Database backups and high availability</text:p>
        </text:list-item>
        <text:list-item>
          <text:p text:style-name="P158">Limits on scalability</text:p>
        </text:list-item>
        <text:list-item>
          <text:p text:style-name="P158">Data security</text:p>
        </text:list-item>
        <text:list-item>
          <text:p text:style-name="P159">Scaling</text:p>
        </text:list-item>
        <text:list-item>
          <text:p text:style-name="P159">Power and rack &amp; stack</text:p>
        </text:list-item>
      </text:list>
      <text:p text:style-name="P58"/>
      <text:p text:style-name="P57">You will manage your database and the application optimization</text:p>
      <text:p text:style-name="P58"/>
      <text:p text:style-name="P59"><text:span text:style-name="T17">* Database Instances</text:span>, <text:span text:style-name="T35">isolated db environment that can contain multiple db created by the user.</text:span></text:p>
      <text:p text:style-name="P62"/>
      <text:p text:style-name="P63">DB Instance Class</text:p>
      <text:list xml:id="list3346444333" text:style-name="L18">
        <text:list-item>
          <text:p text:style-name="P160">Storage</text:p>
        </text:list-item>
        <text:list-item>
          <text:p text:style-name="P160">Memory</text:p>
        </text:list-item>
        <text:list-item>
          <text:p text:style-name="P160">Network performance</text:p>
        </text:list-item>
      </text:list>
      <text:p text:style-name="P63"/>
      <text:p text:style-name="P63">DB Instances Storage</text:p>
      <text:list xml:id="list28460635" text:style-name="L19">
        <text:list-item>
          <text:p text:style-name="P161">Magnetic</text:p>
        </text:list-item>
        <text:list-item>
          <text:p text:style-name="P161">SSD</text:p>
        </text:list-item>
        <text:list-item>
          <text:p text:style-name="P161">Provisioned IOPS</text:p>
        </text:list-item>
      </text:list>
      <text:p text:style-name="P63"/>
      <text:p text:style-name="P60"/>
      <text:p text:style-name="P4"><text:soft-page-break/>Databases supported: <text:span text:style-name="T36">(db engines)</text:span></text:p>
      <text:list xml:id="list3953966864" text:style-name="L20">
        <text:list-item>
          <text:p text:style-name="P162">MySQL</text:p>
        </text:list-item>
        <text:list-item>
          <text:p text:style-name="P162">Amazon Aurora</text:p>
        </text:list-item>
        <text:list-item>
          <text:p text:style-name="P162">SQL Server</text:p>
        </text:list-item>
        <text:list-item>
          <text:p text:style-name="P162">PostgreSQL</text:p>
        </text:list-item>
        <text:list-item>
          <text:p text:style-name="P162">MariaDB</text:p>
        </text:list-item>
        <text:list-item>
          <text:p text:style-name="P162">Oracle</text:p>
        </text:list-item>
      </text:list>
      <text:p text:style-name="P59"/>
      <text:p text:style-name="P59"/>
      <text:p text:style-name="P59"/>
      <text:p text:style-name="P64">You can use DB Instances in a VPC environment, with all the typical stuff.</text:p>
      <text:p text:style-name="P65"><text:span text:style-name="T17">High Availability with Multi-AZ</text:span> (Availability Zones/different data centers)</text:p>
      <text:p text:style-name="P66"/>
      <text:p text:style-name="P66">You can have a DB instance in another AZ, <text:span text:style-name="T37">setting a copy of the original.</text:span></text:p>
      <text:p text:style-name="P67"/>
      <text:p text:style-name="P67">Transactions will be sync to the standby DB instance in another AZ.</text:p>
      <text:p text:style-name="P67"/>
      <text:p text:style-name="P68">If the master fails the standby will pick the master roll, <text:span text:style-name="T38">thanks to the DNS endpoint.</text:span></text:p>
      <text:p text:style-name="P68"/>
      <text:p text:style-name="P69">Creation of Read replicas than can also be promoted to master <text:span text:style-name="T39">and used to scale up db in case of peak load.</text:span></text:p>
      <text:p text:style-name="P69"/>
      <text:p text:style-name="P69"/>
      <text:p text:style-name="P50">* <text:span text:style-name="T40">Amazon</text:span> <text:span text:style-name="T40">Dinamo DB:</text:span></text:p>
      <text:p text:style-name="P71"/>
      <text:p text:style-name="P72">Managed NoSQL database service which can be used as a datastore for applications which need to store large amounts of data, support high request volume and require low latency query performance.</text:p>
      <text:p text:style-name="P72"/>
      <text:list xml:id="list3680035396" text:style-name="L21">
        <text:list-item>
          <text:p text:style-name="P163">NoSQL database tables as a service</text:p>
        </text:list-item>
        <text:list-item>
          <text:p text:style-name="P164">Store as many items as you want</text:p>
        </text:list-item>
        <text:list-item>
          <text:p text:style-name="P164">Items may have differing attributes</text:p>
        </text:list-item>
        <text:list-item>
          <text:p text:style-name="P164">Low-latency queries</text:p>
        </text:list-item>
        <text:list-item>
          <text:p text:style-name="P164">Scalable read/write throughput</text:p>
        </text:list-item>
      </text:list>
      <text:p text:style-name="P70"/>
      <text:p text:style-name="P70"/>
      <text:p text:style-name="P51">* Amazon Redshift:</text:p>
      <text:p text:style-name="P73"/>
      <text:p text:style-name="P74">Fast fully managed data warehouse <text:span text:style-name="T41">using standard SQL.</text:span></text:p>
      <text:p text:style-name="P76">Like Dinamo db but for relational db (SQL)</text:p>
      <text:p text:style-name="P76"/>
      <text:p text:style-name="P76">AWS takes care of the systems (hw maintenance,OS,<text:span text:style-name="T46">backups,</text:span>etc ) letting you free to do queries and analysis.</text:p>
      <text:p text:style-name="P74"/>
      <text:p text:style-name="P75">Use Cases: <text:s/>Big Data, <text:span text:style-name="T42">SaaS</text:span></text:p>
      <text:p text:style-name="P75"/>
      <text:p text:style-name="P77">Then you can get inside using <text:span text:style-name="T43">a sql client, like</text:span> pgadmin, and do your queries.</text:p>
      <text:p text:style-name="P77"/>
      <text:p text:style-name="P77"/>
      <text:p text:style-name="P52"><text:soft-page-break/>* <text:span text:style-name="T44">Amazon Aurora:</text:span></text:p>
      <text:p text:style-name="P77"/>
      <text:p text:style-name="P78"><text:span text:style-name="T45">Managed service mys</text:span>ql relational db engine.</text:p>
      <text:p text:style-name="P78"/>
      <text:p text:style-name="P79">Is quite similar to Amazon Redshift.</text:p>
      <text:p text:style-name="P79"/>
      <text:p text:style-name="P79">Investigate more …………………………</text:p>
      <text:p text:style-name="P79"/>
      <text:p text:style-name="P79"/>
      <text:p text:style-name="P79"/>
      <text:p text:style-name="P53">* AWS Trusted Advisor:</text:p>
      <text:p text:style-name="P79"/>
      <text:p text:style-name="P80">Tools that gives best practices (or checks) to provide:</text:p>
      <text:list xml:id="list2019791386" text:style-name="L22">
        <text:list-item>
          <text:p text:style-name="P165">Cost Optimization</text:p>
        </text:list-item>
        <text:list-item>
          <text:p text:style-name="P165">Performance</text:p>
        </text:list-item>
        <text:list-item>
          <text:p text:style-name="P165">Security</text:p>
        </text:list-item>
        <text:list-item>
          <text:p text:style-name="P165">Faul Tolerance</text:p>
        </text:list-item>
        <text:list-item>
          <text:p text:style-name="P166">Service Limits</text:p>
        </text:list-item>
      </text:list>
      <text:p text:style-name="P79"/>
      <text:p text:style-name="P79"/>
      <text:p text:style-name="P81">API and integrated in watch cloud.</text:p>
      <text:p text:style-name="P78"/>
      <text:p text:style-name="P82">You can create rules.</text:p>
      <text:p text:style-name="P78"/>
      <text:p text:style-name="P78"/>
      <text:p text:style-name="P78"/>
      <text:p text:style-name="P83"><text:span text:style-name="T47">AWS Essential security</text:span> (1 hour)</text:p>
      <text:p text:style-name="P78"/>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4T15:09:12.194667017</dc:date>
    <meta:editing-duration>P1DT1H54M25S</meta:editing-duration>
    <meta:editing-cycles>209</meta:editing-cycles>
    <meta:generator>LibreOffice/6.0.7.3$Linux_X86_64 LibreOffice_project/00m0$Build-3</meta:generator>
    <meta:document-statistic meta:table-count="0" meta:image-count="0" meta:object-count="0" meta:page-count="10" meta:paragraph-count="233" meta:word-count="2144" meta:character-count="12455" meta:non-whitespace-character-count="10591"/>
  </office:meta>
</office:document-meta>
</file>